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3366" draw:marker-start-width="0.44cm" draw:marker-end-width="0.44cm" draw:fill="solid" draw:fill-color="#ff420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47ff" draw:marker-start-width="0.44cm" draw:marker-end-width="0.44cm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fo:min-height="1.6cm"/>
    </style:style>
    <style:style style:name="gr7" style:family="graphic" style:parent-style-name="standard">
      <style:graphic-properties svg:stroke-width="0.07cm" svg:stroke-color="#ff3366" draw:marker-start="Arrow" draw:marker-start-width="0.415cm" draw:marker-end="" draw:marker-end-width="0.415cm" draw:textarea-vertical-align="middle" fo:padding-top="0.16cm" fo:padding-bottom="0.16cm" fo:padding-left="0.285cm" fo:padding-right="0.285cm"/>
    </style:style>
    <style:style style:name="gr8" style:family="graphic" style:parent-style-name="standard">
      <style:graphic-properties svg:stroke-width="0.07cm" svg:stroke-color="#0000ff" draw:marker-start="Arrow" draw:marker-start-width="0.415cm" draw:marker-end="" draw:marker-end-width="0.415cm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color="#ff0000" style:font-name="Comic Sans MS" fo:font-size="26pt" style:font-size-asian="26pt" style:font-size-complex="26pt"/>
    </style:style>
    <style:style style:name="P4" style:family="paragraph">
      <style:text-properties fo:color="#0000ff" style:font-name="Comic Sans MS" fo:font-size="26pt" style:font-size-asian="26pt" style:font-size-complex="26pt"/>
    </style:style>
    <style:style style:name="P5" style:family="paragraph">
      <style:text-properties style:font-name="Comic Sans MS" fo:font-size="26pt" style:font-size-asian="26pt" style:font-size-complex="2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0000" style:font-name="Comic Sans MS" fo:font-size="26pt" style:font-size-asian="26pt" style:font-size-complex="26pt"/>
    </style:style>
    <style:style style:name="T3" style:family="text">
      <style:text-properties fo:color="#ff0000" style:text-position="-33% 58%" style:font-name="Comic Sans MS" fo:font-size="26pt" style:font-size-asian="26pt" style:font-size-complex="26pt"/>
    </style:style>
    <style:style style:name="T4" style:family="text">
      <style:text-properties fo:color="#0000ff" style:font-name="Comic Sans MS" fo:font-size="26pt" style:font-size-asian="26pt" style:font-size-complex="26pt"/>
    </style:style>
    <style:style style:name="T5" style:family="text">
      <style:text-properties fo:color="#0000ff" style:text-position="-33% 58%" style:font-name="Comic Sans MS" fo:font-size="26pt" style:font-size-asian="26pt" style:font-size-complex="26pt"/>
    </style:style>
    <style:style style:name="T6" style:family="text">
      <style:text-properties style:font-name="Comic Sans MS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ellipse draw:style-name="gr1" draw:text-style-name="P1" draw:layer="layout" svg:width="15.628cm" svg:height="7.95cm" draw:transform="skewX (-5.99566242148946E-017) rotate (-0.37856191475757) translate (9.179cm 5.099cm)" draw:kind="arc" draw:start-angle="65.06" draw:end-angle="194.63">
          <text:p/>
        </draw:ellipse>
        <draw:ellipse draw:style-name="gr2" draw:text-style-name="P1" draw:layer="layout" svg:width="15.559cm" svg:height="7.858cm" draw:transform="rotate (2.76303073883222) translate (17.721cm 14.201cm)" draw:kind="arc" draw:start-angle="65.06" draw:end-angle="194.63">
          <text:p/>
        </draw:ellipse>
        <draw:line draw:style-name="gr3" draw:text-style-name="P1" draw:layer="layout" svg:x1="6cm" svg:y1="16.2cm" svg:x2="6cm" svg:y2="4cm">
          <text:p/>
        </draw:line>
        <draw:line draw:style-name="gr3" draw:text-style-name="P1" draw:layer="layout" svg:x1="4.7cm" svg:y1="15cm" svg:x2="21.6cm" svg:y2="15cm">
          <text:p/>
        </draw:line>
        <draw:line draw:style-name="gr4" draw:text-style-name="P1" draw:layer="layout" svg:x1="7.6cm" svg:y1="9.8cm" svg:x2="7.6cm" svg:y2="15cm">
          <text:p/>
        </draw:line>
        <draw:line draw:style-name="gr4" draw:text-style-name="P1" draw:layer="layout" svg:x1="19.3cm" svg:y1="9.5cm" svg:x2="19.3cm" svg:y2="14.9cm">
          <text:p/>
        </draw:line>
        <draw:frame draw:style-name="gr5" draw:text-style-name="P2" draw:layer="layout" svg:width="1cm" svg:height="1.119cm" svg:x="7.1cm" svg:y="15.2cm">
          <draw:text-box>
            <text:p text:style-name="P2"><text:span text:style-name="T1">a</text:span></text:p>
          </draw:text-box>
        </draw:frame>
        <draw:frame draw:style-name="gr5" draw:text-style-name="P2" draw:layer="layout" svg:width="1cm" svg:height="1.119cm" svg:x="18.9cm" svg:y="15.181cm">
          <draw:text-box>
            <text:p text:style-name="P2"><text:span text:style-name="T1">b</text:span></text:p>
          </draw:text-box>
        </draw:frame>
        <draw:frame draw:style-name="gr6" draw:text-style-name="P3" draw:layer="layout" svg:width="5.5cm" svg:height="1.85cm" draw:transform="rotate (-0.388684824419137) translate (15.703cm 5.171cm)">
          <draw:text-box>
            <text:p text:style-name="P3"><text:span text:style-name="T2">C</text:span><text:span text:style-name="T3">2</text:span><text:span text:style-name="T2">: y = h(x)</text:span></text:p>
          </draw:text-box>
        </draw:frame>
        <draw:frame draw:style-name="gr6" draw:text-style-name="P4" draw:layer="layout" svg:width="5.9cm" svg:height="1.85cm" draw:transform="rotate (-0.29827676916583) translate (9.302cm 11.374cm)">
          <draw:text-box>
            <text:p text:style-name="P4"><text:span text:style-name="T4">C</text:span><text:span text:style-name="T5">1</text:span><text:span text:style-name="T4">: y = g(x)</text:span></text:p>
          </draw:text-box>
        </draw:frame>
        <draw:ellipse draw:style-name="gr7" draw:text-style-name="P1" draw:layer="layout" svg:width="10.792cm" svg:height="5.243cm" draw:transform="skewX (0.153239908325102) rotate (0.0645771823237902) translate (5.441cm 6.782cm)" draw:kind="arc" draw:start-angle="69.34" draw:end-angle="111.69">
          <text:p/>
        </draw:ellipse>
        <draw:ellipse draw:style-name="gr8" draw:text-style-name="P1" draw:layer="layout" svg:width="7.322cm" svg:height="2.052cm" draw:transform="skewX (-0.27995081201989) rotate (-2.94681390906723) translate (20.581cm 11.895cm)" draw:kind="arc" draw:start-angle="67.86" draw:end-angle="110.21">
          <text:p/>
        </draw:ellipse>
        <draw:frame draw:style-name="gr9" draw:text-style-name="P5" draw:layer="layout" svg:width="1.2cm" svg:height="1.7cm" svg:x="21.6cm" svg:y="14.7cm">
          <draw:text-box>
            <text:p text:style-name="P5"><text:span text:style-name="T6">x</text:span></text:p>
          </draw:text-box>
        </draw:frame>
        <draw:frame draw:style-name="gr9" draw:text-style-name="P5" draw:layer="layout" svg:width="1.2cm" svg:height="1.7cm" svg:x="4.3cm" svg:y="3.2cm">
          <draw:text-box>
            <text:p text:style-name="P5"><text:span text:style-name="T6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4T15:08:43.635484206</meta:creation-date>
    <dc:date>2014-10-24T15:23:52.938583117</dc:date>
    <meta:editing-duration>P0D</meta:editing-duration>
    <meta:editing-cycles>1</meta:editing-cycles>
    <meta:document-statistic meta:object-count="14"/>
    <meta:generator>LibreOffice/4.2.6.3$Linux_X86_64 LibreOffice_project/420m0$Build-3</meta:generator>
  </office:meta>
</office:document-meta>
</file>